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6" style:family="table-cell" style:parent-style-name="Default" style:data-style-name="N61"/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olar mas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viscosity mPa.s-1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SO</text:p>
          </table:table-cell>
          <table:table-cell office:value-type="float" office:value="78.133" calcext:value-type="float">
            <text:p>78,133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3" calcext:value-type="float">
            <text:p>293</text:p>
          </table:table-cell>
          <table:table-cell table:style-name="ce6" office:value-type="float" office:value="1.38E-023" calcext:value-type="float">
            <text:p>1,38E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DMSO molar fraction</text:p>
          </table:table-cell>
          <table:table-cell table:style-name="ce1" office:value-type="string" calcext:value-type="string">
            <text:p>volume ratio</text:p>
          </table:table-cell>
          <table:table-cell table:style-name="ce1" office:value-type="string" calcext:value-type="string">
            <text:p>masse ratio</text:p>
          </table:table-cell>
          <table:table-cell table:style-name="ce1" office:value-type="string" calcext:value-type="string">
            <text:p>viscosity mPa.s-1</text:p>
          </table:table-cell>
          <table:table-cell table:style-name="ce4" office:value-type="string" calcext:value-type="string">
            <text:p>gamma_sl cal.mol-1.A-2</text:p>
          </table:table-cell>
          <table:table-cell table:style-name="ce1" office:value-type="string" calcext:value-type="string">
            <text:p>gamma_sl J.m-2</text:p>
          </table:table-cell>
          <table:table-cell table:style-name="ce1" office:value-type="string" calcext:value-type="string">
            <text:p>Ce µM</text:p>
          </table:table-cell>
          <table:table-cell table:style-name="ce1" office:value-type="string" calcext:value-type="string">
            <text:p>D HPS 1E4 A2 µs</text:p>
          </table:table-cell>
          <table:table-cell office:value-type="string" calcext:value-type="string">
            <text:p>D HPS m².s-1</text:p>
          </table:table-cell>
          <table:table-cell office:value-type="string" calcext:value-type="string">
            <text:p>R_hydro (nm)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1.8" calcext:value-type="float">
            <text:p>31,8</text:p>
          </table:table-cell>
          <table:table-cell table:style-name="ce2" table:formula="of:=[.E7]/4.18/(6.02E+023)*1E+020" office:value-type="float" office:value="0.00126373014989906" calcext:value-type="float">
            <text:p>0,001263730149899</text:p>
          </table:table-cell>
          <table:table-cell table:style-name="ce7" office:value-type="float" office:value="0.00001" calcext:value-type="float">
            <text:p>1,00E-05</text:p>
          </table:table-cell>
          <table:table-cell table:style-name="ce2" office:value-type="float" office:value="3.46" calcext:value-type="float">
            <text:p>3,46</text:p>
          </table:table-cell>
          <table:table-cell table:formula="of:=[.H7]*10000*1E-020*1000000" office:value-type="float" office:value="0.000000000346" calcext:value-type="float">
            <text:p>3,46E-10</text:p>
          </table:table-cell>
          <table:table-cell table:style-name="ce8" table:formula="of:=[.$G$2]*[.$F$2]/(6*3.14*[.D7]*0.001*[.I7])*1000000000" office:value-type="float" office:value="0.620282758366776" calcext:value-type="float">
            <text:p>0,62</text:p>
          </table:table-cell>
        </table:table-row>
        <table:table-row table:style-name="ro1">
          <table:table-cell table:style-name="ce2" office:value-type="float" office:value="0.162" calcext:value-type="float">
            <text:p>0,162</text:p>
          </table:table-cell>
          <table:table-cell table:style-name="ce3" table:formula="of:=[.C8]/([.C8]+(1-[.C8])*[.$C$2])" office:value-type="float" office:value="0.432737414284457" calcext:value-type="float">
            <text:p>0,43</text:p>
          </table:table-cell>
          <table:table-cell table:style-name="ce3" table:formula="of:=[.$B$2]*[.A8]/([.$B$2]*[.A8] + (1-[.A8])*[.$B$3])" office:value-type="float" office:value="0.45626678484321" calcext:value-type="float">
            <text:p>0,46</text:p>
          </table:table-cell>
          <table:table-cell table:style-name="ce2" office:value-type="float" office:value="2.45" calcext:value-type="float">
            <text:p>2,45</text:p>
          </table:table-cell>
          <table:table-cell table:style-name="ce5" office:value-type="float" office:value="20.9" calcext:value-type="float">
            <text:p>20,9</text:p>
          </table:table-cell>
          <table:table-cell table:style-name="ce2" table:formula="of:=[.E8]/4.18/(6.02E+023)*1E+020" office:value-type="float" office:value="0.000830564784053156" calcext:value-type="float">
            <text:p>0,000830564784053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1.39" calcext:value-type="float">
            <text:p>1,39</text:p>
          </table:table-cell>
          <table:table-cell table:formula="of:=[.H8]*10000*1E-020*1000000" office:value-type="float" office:value="0.000000000139" calcext:value-type="float">
            <text:p>1,39E-10</text:p>
          </table:table-cell>
          <table:table-cell table:style-name="ce8" table:formula="of:=[.$G$2]*[.$F$2]/(6*3.14*[.D8]*0.001*[.I8])*1000000000" office:value-type="float" office:value="0.630209468198222" calcext:value-type="float">
            <text:p>0,63</text:p>
          </table:table-cell>
        </table:table-row>
        <table:table-row table:style-name="ro1">
          <table:table-cell table:style-name="ce2" office:value-type="float" office:value="0.208" calcext:value-type="float">
            <text:p>0,208</text:p>
          </table:table-cell>
          <table:table-cell table:style-name="ce3" table:formula="of:=[.C9]/([.C9]+(1-[.C9])*[.$C$2])" office:value-type="float" office:value="0.508925864891231" calcext:value-type="float">
            <text:p>0,51</text:p>
          </table:table-cell>
          <table:table-cell table:style-name="ce3" table:formula="of:=[.$B$2]*[.A9]/([.$B$2]*[.A9] + (1-[.A9])*[.$B$3])" office:value-type="float" office:value="0.532707584559736" calcext:value-type="float">
            <text:p>0,53</text:p>
          </table:table-cell>
          <table:table-cell table:style-name="ce2" office:value-type="float" office:value="2.9" calcext:value-type="float">
            <text:p>2,9</text:p>
          </table:table-cell>
          <table:table-cell table:style-name="ce5" office:value-type="float" office:value="19.5" calcext:value-type="float">
            <text:p>19,5</text:p>
          </table:table-cell>
          <table:table-cell table:style-name="ce2" table:formula="of:=[.E9]/4.18/(6.02E+023)*1E+020" office:value-type="float" office:value="0.000774928865504141" calcext:value-type="float">
            <text:p>0,000774928865504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1.17" calcext:value-type="float">
            <text:p>1,17</text:p>
          </table:table-cell>
          <table:table-cell table:formula="of:=[.H9]*10000*1E-020*1000000" office:value-type="float" office:value="0.000000000117" calcext:value-type="float">
            <text:p>1,17E-10</text:p>
          </table:table-cell>
          <table:table-cell table:style-name="ce8" table:formula="of:=[.$G$2]*[.$F$2]/(6*3.14*[.D9]*0.001*[.I9])*1000000000" office:value-type="float" office:value="0.632531194797832" calcext:value-type="float">
            <text:p>0,63</text:p>
          </table:table-cell>
        </table:table-row>
        <table:table-row table:style-name="ro1">
          <table:table-cell table:style-name="ce2" office:value-type="float" office:value="0.26" calcext:value-type="float">
            <text:p>0,26</text:p>
          </table:table-cell>
          <table:table-cell table:style-name="ce3" table:formula="of:=[.C10]/([.C10]+(1-[.C10])*[.$C$2])" office:value-type="float" office:value="0.580971316039487" calcext:value-type="float">
            <text:p>0,58</text:p>
          </table:table-cell>
          <table:table-cell table:style-name="ce3" table:formula="of:=[.$B$2]*[.A10]/([.$B$2]*[.A10] + (1-[.A10])*[.$B$3])" office:value-type="float" office:value="0.60397900018374" calcext:value-type="float">
            <text:p>0,60</text:p>
          </table:table-cell>
          <table:table-cell table:style-name="ce2" office:value-type="float" office:value="3.32" calcext:value-type="float">
            <text:p>3,32</text:p>
          </table:table-cell>
          <table:table-cell table:style-name="ce5" office:value-type="float" office:value="18.5" calcext:value-type="float">
            <text:p>18,5</text:p>
          </table:table-cell>
          <table:table-cell table:style-name="ce2" table:formula="of:=[.E10]/4.18/(6.02E+023)*1E+020" office:value-type="float" office:value="0.000735188923683416" calcext:value-type="float">
            <text:p>0,0007351889236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3" calcext:value-type="float">
            <text:p>1,03</text:p>
          </table:table-cell>
          <table:table-cell table:formula="of:=[.H10]*10000*1E-020*1000000" office:value-type="float" office:value="0.000000000103" calcext:value-type="float">
            <text:p>1,03E-10</text:p>
          </table:table-cell>
          <table:table-cell table:style-name="ce8" table:formula="of:=[.$G$2]*[.$F$2]/(6*3.14*[.D10]*0.001*[.I10])*1000000000" office:value-type="float" office:value="0.627610932257879" calcext:value-type="float">
            <text:p>0,63</text:p>
          </table:table-cell>
        </table:table-row>
        <table:table-row table:style-name="ro1">
          <table:table-cell table:style-name="ce2" office:value-type="float" office:value="0.321" calcext:value-type="float">
            <text:p>0,321</text:p>
          </table:table-cell>
          <table:table-cell table:style-name="ce3" table:formula="of:=[.C11]/([.C11]+(1-[.C11])*[.$C$2])" office:value-type="float" office:value="0.651025636852515" calcext:value-type="float">
            <text:p>0,65</text:p>
          </table:table-cell>
          <table:table-cell table:style-name="ce3" table:formula="of:=[.$B$2]*[.A11]/([.$B$2]*[.A11] + (1-[.A11])*[.$B$3])" office:value-type="float" office:value="0.672356095041181" calcext:value-type="float">
            <text:p>0,67</text:p>
          </table:table-cell>
          <table:table-cell table:style-name="ce2" office:value-type="float" office:value="3.61" calcext:value-type="float">
            <text:p>3,61</text:p>
          </table:table-cell>
          <table:table-cell table:style-name="ce5" office:value-type="float" office:value="17" calcext:value-type="float">
            <text:p>17</text:p>
          </table:table-cell>
          <table:table-cell table:style-name="ce2" table:formula="of:=[.E11]/4.18/(6.02E+023)*1E+020" office:value-type="float" office:value="0.000675579010952328" calcext:value-type="float">
            <text:p>0,000675579010952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94" calcext:value-type="float">
            <text:p>0,94</text:p>
          </table:table-cell>
          <table:table-cell table:formula="of:=[.H11]*10000*1E-020*1000000" office:value-type="float" office:value="0.000000000094" calcext:value-type="float">
            <text:p>9,4E-11</text:p>
          </table:table-cell>
          <table:table-cell table:style-name="ce8" table:formula="of:=[.$G$2]*[.$F$2]/(6*3.14*[.D11]*0.001*[.I11])*1000000000" office:value-type="float" office:value="0.632456634628704" calcext:value-type="float">
            <text:p>0,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0:23:08.811000000</meta:creation-date>
    <dc:date>2020-11-05T11:08:13.479000000</dc:date>
    <meta:editing-duration>PT20H52M36S</meta:editing-duration>
    <meta:editing-cycles>5</meta:editing-cycles>
    <meta:generator>LibreOffice/6.0.6.2$Windows_X86_64 LibreOffice_project/0c292870b25a325b5ed35f6b45599d2ea4458e77</meta:generator>
    <meta:document-statistic meta:table-count="1" meta:cell-count="75" meta:object-count="0"/>
  </office:meta>
</office:document-meta>
</file>